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entTools and CSS</text:h>
      <text:p text:style-name="Standard">EventTools generates plain HTML. <text:s/>Formatting is done via Cascading Style Sheets (CSS) only, not in the EventTools PHP code.</text:p>
      <text:p text:style-name="Standard"/>
      <text:p text:style-name="Standard">This note describes conventions in the EventTools HTML that can be useful as you define CSS to do desired formatting.</text:p>
      <text:p text:style-name="Standard"/>
      <text:p text:style-name="Standard">Note that not all HTML output fully conforms to this yet; we're working it!</text:p>
      <text:h text:style-name="Heading_20_2" text:outline-level="2">Design Goals</text:h>
      <text:p text:style-name="Standard">EventTools output should co-exist with other structures on HTML pages. <text:s/>Since EventTools doesn't generate pages, but rather pieces to put inside other pages, this allows you to format EventTools output separately from the rest of the pag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4-12-13T13:47:29</meta:creation-date>
    <meta:document-statistic meta:table-count="0" meta:image-count="0" meta:object-count="0" meta:page-count="1" meta:paragraph-count="6" meta:word-count="95" meta:character-count="584"/>
    <dc:date>2014-12-13T13:50:53</dc:date>
    <dc:creator>Bob Jacobsen</dc:creator>
    <meta:editing-duration>PT3M24S</meta:editing-duration>
    <meta:editing-cycles>1</meta:editing-cycles>
    <meta:generator>OpenOffice/4.1.0$Unix OpenOffice.org_project/410m18$Build-9764</meta:generator>
  </office:meta>
</office:document-meta>
</file>